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Text_20_body">
      <style:text-properties style:font-name="Arial"/>
    </style:style>
    <style:style style:name="P3" style:family="paragraph" style:parent-style-name="Heading_20_1">
      <style:text-properties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3" text:outline-level="1">batchConvert_part1</text:h>
      <text:p text:style-name="P2">Lorem ipsum dolor sit amet, consectetur adipiscing elit. Praesent dapibus auctor felis, viverra blandit ipsum iaculis quis. Aliquam erat volutpat. Praesent sed diam id turpis tincidunt scelerisque nec ut risus. Maecenas eu purus eu dui consequat posuere ut vitae erat. Maecenas blandit cursus lorem vitae tincidunt. Vestibulum quis tellus elit, eu lacinia risus. Lorem ipsum dolor sit amet, consectetur adipiscing elit. Aenean tristique sapien consectetur nibh placerat non vestibulum ipsum mollis. Fusce suscipit scelerisque vehicula. Ut turpis augue, mollis quis commodo ac, fringilla at mauris. Nam sed neque nulla. Vivamus malesuada nisl id mauris varius bibendum. Phasellus scelerisque justo ac justo feugiat interdum. Sed at laoreet lorem. Nam quis diam sem, in aliquet neque. Morbi feugiat condimentum auctor. In lobortis congue mauris. Suspendisse ultrices, ipsum nec viverra pretium, neque ipsum placerat purus, a consequat lacus orci nec felis. Morbi nec vehicula elit. </text:p>
      <text:p text:style-name="P2">Suspendisse imperdiet neque ut ante pellentesque pulvinar. Duis faucibus posuere nulla ac adipiscing. Praesent urna neque, commodo aliquam bibendum id, aliquet ac sapien. Fusce varius lacus ut odio tempor convallis. Sed felis velit, fermentum eget viverra nec, dapibus sed sem. Aliquam odio magna, commodo vel feugiat ut, vestibulum sed leo. In hac habitasse platea dictumst. Suspendisse eu odio sed augue dignissim bibendum pretium nec tellus. Suspendisse potenti. Pellentesque congue lectus et turpis ullamcorper vel interdum mauris commodo. Nunc sed velit magna, sed iaculis ligula. Nam quis urna non libero faucibus venenatis. Curabitur tristique volutpat lectus et porttitor. Lorem ipsum dolor sit amet, consectetur adipiscing elit. Aenean sed tellus ac sem suscipit varius. Nunc arcu libero, dictum sit amet pharetra quis, cursus ut est. Sed pellentesque purus nec eros mattis convallis. Vivamus pulvinar aliquam tristique. Donec placerat ultricies sapien a pulvinar.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tab/><text:page-number text:select-page="current">1</text:page-number> of <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an Kulyk</meta:initial-creator>
    <meta:creation-date>2011-07-06T07:50:26.37</meta:creation-date>
    <dc:date>2011-07-06T07:53:15.66</dc:date>
    <dc:creator>Brian Kulyk</dc:creator>
    <meta:editing-duration>PT2M51S</meta:editing-duration>
    <meta:editing-cycles>3</meta:editing-cycles>
    <meta:generator>LibreOffice/3.3$Win32 LibreOffice_project/330m19$Build-6</meta:generator>
    <meta:document-statistic meta:table-count="0" meta:image-count="0" meta:object-count="0" meta:page-count="1" meta:paragraph-count="4" meta:word-count="286" meta:character-count="1979"/>
  </office:meta>
</office:document-meta>
</file>